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8C42ED9D19B2D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2fd3ac"/>
    </style:style>
    <style:style style:name="P3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fo:line-height="150%"/>
      <style:text-properties officeooo:paragraph-rsid="0018de98"/>
    </style:style>
    <style:style style:name="P5" style:family="paragraph" style:parent-style-name="Standard">
      <style:paragraph-properties fo:line-height="150%"/>
      <style:text-properties officeooo:paragraph-rsid="0023662d"/>
    </style:style>
    <style:style style:name="P6" style:family="paragraph" style:parent-style-name="Standard">
      <style:paragraph-properties fo:line-height="150%"/>
      <style:text-properties officeooo:paragraph-rsid="0025513b"/>
    </style:style>
    <style:style style:name="P7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1ec8f7"/>
    </style:style>
    <style:style style:name="P8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3662d"/>
    </style:style>
    <style:style style:name="P9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5513b"/>
    </style:style>
    <style:style style:name="P10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6b390"/>
    </style:style>
    <style:style style:name="P11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normal" officeooo:rsid="001ac940" officeooo:paragraph-rsid="0025513b" style:font-name-asian="Calibri" style:font-size-asian="12pt" style:font-weight-asian="normal" style:font-name-complex="Calibri" style:font-size-complex="12pt" style:font-weight-complex="normal"/>
    </style:style>
    <style:style style:name="P12" style:family="paragraph" style:parent-style-name="Standard">
      <style:paragraph-properties fo:margin-left="1.1252in" fo:margin-right="0in" fo:margin-top="0in" fo:margin-bottom="0.139in" loext:contextual-spacing="false" fo:line-height="100%" fo:text-indent="-1.1252in" style:auto-text-indent="false"/>
      <style:text-properties officeooo:paragraph-rsid="001d2a10"/>
    </style:style>
    <style:style style:name="P1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1252in"/>
        </style:tab-stops>
      </style:paragraph-properties>
      <style:text-properties officeooo:paragraph-rsid="0018de98"/>
    </style:style>
    <style:style style:name="P14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</style:style>
    <style:style style:name="T1" style:family="text">
      <style:text-properties fo:color="#999999" style:font-name="Calibri" fo:font-size="10pt" officeooo:rsid="0017d389" style:font-name-asian="Calibri" style:font-size-asian="10pt" style:font-name-complex="Calibri" style:font-size-complex="10pt"/>
    </style:style>
    <style:style style:name="T2" style:family="text">
      <style:text-properties fo:color="#999999" style:font-name="Calibri" fo:font-size="10pt" officeooo:rsid="0018de98" style:font-name-asian="Calibri" style:font-size-asian="10pt" style:font-name-complex="Calibri" style:font-size-complex="10pt"/>
    </style:style>
    <style:style style:name="T3" style:family="text">
      <style:text-properties fo:color="#999999" style:font-name="Calibri" fo:font-size="10pt" officeooo:rsid="002ca4c7" style:font-name-asian="Calibri" style:font-size-asian="10pt" style:font-name-complex="Calibri" style:font-size-complex="10pt"/>
    </style:style>
    <style:style style:name="T4" style:family="text">
      <style:text-properties fo:color="#666666" style:font-name="Calibri" fo:font-size="10pt" fo:font-weight="bold" officeooo:rsid="00201507" style:font-name-asian="Calibri" style:font-size-asian="10pt" style:font-weight-asian="bold" style:font-name-complex="Calibri" style:font-size-complex="10pt" style:font-weight-complex="bold"/>
    </style:style>
    <style:style style:name="T5" style:family="text">
      <style:text-properties fo:color="#666666" style:font-name="Calibri" fo:font-size="10pt" fo:font-weight="bold" officeooo:rsid="0021be8d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7" style:family="text">
      <style:text-properties fo:color="#666666" style:font-name="Calibri" fo:font-size="12pt" officeooo:rsid="0018de98" style:font-name-asian="Calibri" style:font-size-asian="12pt" style:font-name-complex="Calibri" style:font-size-complex="12pt"/>
    </style:style>
    <style:style style:name="T8" style:family="text">
      <style:text-properties fo:color="#666666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666666" style:font-name="Calibri" fo:font-size="12pt" fo:font-weight="normal" officeooo:rsid="001ac940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1" style:family="text">
      <style:text-properties fo:color="#6fa8dc" style:font-name="Calibri" fo:font-size="10pt" officeooo:rsid="0017d389" style:font-name-asian="Calibri" style:font-size-asian="10pt" style:font-name-complex="Calibri" style:font-size-complex="10pt"/>
    </style:style>
    <style:style style:name="T12" style:family="text">
      <style:text-properties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13" style:family="text">
      <style:text-properties fo:color="#444444" style:font-name="Calibri" fo:font-size="36pt" fo:font-weight="bold" officeooo:rsid="0017d389" style:font-name-asian="Calibri" style:font-size-asian="36pt" style:font-weight-asian="bold" style:font-name-complex="Calibri" style:font-size-complex="36pt" style:font-weight-complex="bold"/>
    </style:style>
    <style:style style:name="T14" style:family="text">
      <style:text-properties fo:color="#444444" style:font-name="Calibri" fo:font-size="12pt" fo:font-weight="bold" officeooo:rsid="0018de98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444444" style:font-name="Calibri" fo:font-size="12pt" fo:font-weight="bold" officeooo:rsid="001ac940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444444" style:font-name="Calibri" fo:font-size="12pt" fo:font-weight="bold" officeooo:rsid="001d2a10" style:font-name-asian="Calibri" style:font-size-asian="12pt" style:font-weight-asian="bold" style:font-name-complex="Calibri" style:font-size-complex="12pt" style:font-weight-complex="bold"/>
    </style:style>
    <style:style style:name="T17" style:family="text">
      <style:text-properties fo:color="#444444" style:font-name="Calibri" fo:font-size="12pt" fo:font-weight="bold" officeooo:rsid="001ec8f7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color="#444444" style:font-name="Calibri" fo:font-size="12pt" fo:font-weight="bold" officeooo:rsid="0026b390" style:font-name-asian="Calibri" style:font-size-asian="12pt" style:font-weight-asian="bold" style:font-name-complex="Calibri" style:font-size-complex="12pt" style:font-weight-complex="bold"/>
    </style:style>
    <style:style style:name="T19" style:family="text">
      <style:text-properties fo:color="#444444" style:font-name="Calibri" fo:font-size="12pt" fo:font-weight="bold" officeooo:rsid="0031c4dd" style:font-name-asian="Calibri" style:font-size-asian="12pt" style:font-weight-asian="bold" style:font-name-complex="Calibri" style:font-size-complex="12pt" style:font-weight-complex="bold"/>
    </style:style>
    <style:style style:name="T20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21" style:family="text">
      <style:text-properties fo:color="#444444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22" style:family="text">
      <style:text-properties fo:color="#444444" style:font-name="Calibri" fo:font-size="12pt" fo:font-weight="normal" officeooo:rsid="001ac940" style:font-name-asian="Calibri" style:font-size-asian="12pt" style:font-weight-asian="normal" style:font-name-complex="Calibri" style:font-size-complex="12pt" style:font-weight-complex="normal"/>
    </style:style>
    <style:style style:name="T23" style:family="text">
      <style:text-properties fo:color="#444444" style:font-name="Calibri" fo:font-size="12pt" fo:font-weight="normal" officeooo:rsid="001d2a10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444444" style:font-name="Calibri" fo:font-size="12pt" fo:font-weight="normal" officeooo:rsid="001ec8f7" style:font-name-asian="Calibri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444444" style:font-name="Calibri" fo:font-size="12pt" fo:font-weight="normal" officeooo:rsid="001bca4a" style:font-name-asian="Calibri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444444" style:font-name="Calibri" fo:font-size="12pt" fo:font-weight="normal" officeooo:rsid="0026b390" style:font-name-asian="Calibri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444444" style:font-name="Calibri" fo:font-size="12pt" fo:font-weight="normal" officeooo:rsid="0034a860" style:font-name-asian="Calibri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3d85c6" style:font-name="Calibri" fo:font-size="36pt" fo:font-weight="bold" officeooo:rsid="0017d389" style:font-name-asian="Calibri" style:font-size-asian="36pt" style:font-weight-asian="bold" style:font-name-complex="Calibri" style:font-size-complex="36pt" style:font-weight-complex="bold"/>
    </style:style>
    <style:style style:name="T29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30" style:family="text">
      <style:text-properties fo:color="#3d85c6" style:font-name="Calibri" fo:font-size="12pt" officeooo:rsid="001ec8f7" style:font-name-asian="Calibri" style:font-size-asian="12pt" style:font-name-complex="Calibri" style:font-size-complex="12pt"/>
    </style:style>
    <style:style style:name="T31" style:family="text">
      <style:text-properties fo:color="#3d85c6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32" style:family="text">
      <style:text-properties fo:color="#3d85c6" style:font-name="Calibri" fo:font-size="12pt" fo:font-weight="normal" officeooo:rsid="0023662d" style:font-name-asian="Calibri" style:font-size-asian="12pt" style:font-weight-asian="normal" style:font-name-complex="Calibri" style:font-size-complex="12pt" style:font-weight-complex="normal"/>
    </style:style>
    <style:style style:name="T33" style:family="text">
      <style:text-properties fo:color="#3d85c6" style:font-name="Calibri" fo:font-size="12pt" fo:font-weight="normal" officeooo:rsid="0026b390" style:font-name-asian="Calibri" style:font-size-asian="12pt" style:font-weight-asian="normal" style:font-name-complex="Calibri" style:font-size-complex="12pt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3">Hendra</text:span><text:span text:style-name="T12"> </text:span><text:span text:style-name="T28">Anggrian</text:span></text:p>
      <text:p text:style-name="P1"><text:span text:style-name="T2">Front-end Developer</text:span><text:span text:style-name="T10"> • </text:span><text:span text:style-name="T2">UI/UX Designer<text:tab/><text:tab/><text:tab/><text:tab/><text:tab/><text:tab/><text:tab/></text:span><text:span text:style-name="T3">last updated</text:span></text:p>
      <text:p text:style-name="P2"><text:span text:style-name="T4">mail</text:span><text:span text:style-name="T1"> hendraanggrian@gmail.com </text:span><text:span text:style-name="T11">•</text:span><text:span text:style-name="T1"> </text:span><text:span text:style-name="T5">web</text:span><text:span text:style-name="T1"> hendraanggrian.github.io<text:tab/><text:tab/><text:tab/><text:tab/></text:span><text:span text:style-name="T3">23-07-2016</text:span></text:p>
      <text:p text:style-name="P1"><draw:frame draw:style-name="fr1" draw:name="Image1" text:anchor-type="as-char" svg:width="6.1043in" svg:height="0.0209in" draw:z-index="0"><draw:image xlink:href="Pictures/100002010000024A000000018C42ED9D19B2DA98.png" xlink:type="simple" xlink:show="embed" xlink:actuate="onLoad"/></draw:frame></text:p>
      <text:p text:style-name="P3"/>
      <text:p text:style-name="P12"><text:span text:style-name="T30">ABOUT</text:span><text:span text:style-name="T29"><text:tab/></text:span><text:span text:style-name="T7">A 24-year old Indonesian programmer who are very passionate about front-end development while at the same time being unhealthily obsessed over Java and Android. Spends most of his days mumbling in front of his computers with his favorite coffee cup</text:span><text:span text:style-name="T6">.</text:span><text:span text:style-name="T20"> </text:span></text:p>
      <text:p text:style-name="P7"><text:span text:style-name="T14"><text:tab/></text:span><text:span text:style-name="T16">Birth Date</text:span><text:span text:style-name="T14"><text:tab/>: </text:span><text:span text:style-name="T23">May 20, 1992.</text:span></text:p>
      <text:p text:style-name="P7"><text:span text:style-name="T14"><text:tab/></text:span><text:span text:style-name="T17">Location</text:span><text:span text:style-name="T14"><text:tab/>: </text:span><text:span text:style-name="T24">Jakarta, Indonesia.</text:span></text:p>
      <text:p text:style-name="P8"><text:span text:style-name="T14"><text:tab/></text:span><text:span text:style-name="T17">Language</text:span><text:span text:style-name="T14">:<text:tab/>: </text:span><text:span text:style-name="T24">Indonesian, Fluent English, Not-so-fluent Chinese.</text:span></text:p>
      <text:p text:style-name="P5"><draw:frame draw:style-name="fr1" draw:name="Image3" text:anchor-type="as-char" svg:width="6.1043in" svg:height="0.0209in" draw:z-index="1"><draw:image xlink:href="Pictures/100002010000024A000000018C42ED9D19B2DA98.png" xlink:type="simple" xlink:show="embed" xlink:actuate="onLoad"/></draw:frame></text:p>
      <text:p text:style-name="P8"><text:span text:style-name="T31">SKILLS<text:tab/></text:span><text:span text:style-name="T14">Mastered<text:tab/>: </text:span><text:span text:style-name="T21">Java SE, Android, HTML, XML, JSON, C#, .NET, MySQL, NoSQL.</text:span></text:p>
      <text:p text:style-name="P8"><text:span text:style-name="T14"><text:tab/></text:span><text:span text:style-name="T19">Soon</text:span><text:span text:style-name="T14"> to be<text:tab/>: </text:span><text:span text:style-name="T27">Xamarin, S</text:span><text:span text:style-name="T21">wift.</text:span></text:p>
      <text:p text:style-name="P10"><text:span text:style-name="T14"><text:tab/></text:span><text:span text:style-name="T18">May</text:span><text:span text:style-name="T14"> to be<text:tab/>: </text:span><text:span text:style-name="T26">Kotlin</text:span><text:span text:style-name="T21">.</text:span></text:p>
      <text:p text:style-name="P9"><text:span text:style-name="T14"><text:tab/>Not to be<text:tab/>: </text:span><text:span text:style-name="T21">PHP.</text:span></text:p>
      <text:p text:style-name="P6"><draw:frame draw:style-name="fr1" draw:name="Image4" text:anchor-type="as-char" svg:width="6.1043in" svg:height="0.0209in" draw:z-index="3"><draw:image xlink:href="Pictures/100002010000024A000000018C42ED9D19B2DA98.png" xlink:type="simple" xlink:show="embed" xlink:actuate="onLoad"/></draw:frame></text:p>
      <text:p text:style-name="P9"><text:span text:style-name="T32">EXPERIENCE</text:span><text:span text:style-name="T31"><text:tab/></text:span><text:span text:style-name="T15">MALIFAX TECHNOLOGIES (S) PTE LTD</text:span></text:p>
      <text:p text:style-name="P9"><text:span text:style-name="T15"><text:tab/></text:span><text:span text:style-name="T22">Front-end Developer, UI/UX Designer</text:span></text:p>
      <text:p text:style-name="P11"><text:tab/>December 2015 – Present</text:p>
      <text:p text:style-name="P11"/>
      <text:p text:style-name="P9"><text:span text:style-name="T14"><text:tab/></text:span><text:span text:style-name="T15">PT. Simpling Tri Jaya</text:span></text:p>
      <text:p text:style-name="P9"><text:span text:style-name="T15"><text:tab/></text:span><text:span text:style-name="T25">Android Developer</text:span></text:p>
      <text:p text:style-name="P11"><text:tab/>July 2014 – June 2015</text:p>
      <text:p text:style-name="P6"><draw:frame draw:style-name="fr1" draw:name="Image6" text:anchor-type="as-char" svg:width="6.1043in" svg:height="0.0209in" draw:z-index="4"><draw:image xlink:href="Pictures/100002010000024A000000018C42ED9D19B2DA98.png" xlink:type="simple" xlink:show="embed" xlink:actuate="onLoad"/></draw:frame></text:p>
      <text:p text:style-name="P9"><text:span text:style-name="T33">EDUCATION</text:span><text:span text:style-name="T31"><text:tab/></text:span><text:span text:style-name="T14">Bachelor of Science</text:span></text:p>
      <text:p text:style-name="P9"><text:span text:style-name="T15"><text:tab/></text:span><text:span text:style-name="T8">Bina Nusantara International University</text:span></text:p>
      <text:p text:style-name="P9"><text:span text:style-name="T22"><text:tab/></text:span><text:span text:style-name="T9">Graduated </text:span><text:span text:style-name="T8">December, </text:span><text:span text:style-name="T9">20</text:span><text:span text:style-name="T8">15</text:span></text:p>
      <text:p text:style-name="P11"/>
      <text:p text:style-name="P9"><text:span text:style-name="T14"><text:tab/>Diploma</text:span><text:span text:style-name="T15"> of </text:span><text:span text:style-name="T14">Chinese Language and Culture</text:span></text:p>
      <text:p text:style-name="P9"><text:span text:style-name="T15"><text:tab/></text:span><text:span text:style-name="T8">South China Normal University</text:span></text:p>
      <text:p text:style-name="P9"><text:span text:style-name="T22"><text:tab/></text:span><text:span text:style-name="T8">Graduated March, 2011</text:span></text:p>
      <text:p text:style-name="P4"><draw:frame draw:style-name="fr1" draw:name="Image2" text:anchor-type="as-char" svg:width="6.1043in" svg:height="0.0209in" draw:z-index="2"><draw:image xlink:href="Pictures/100002010000024A000000018C42ED9D19B2DA98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626in" fo:margin-bottom="0.9374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me - Hendra Anggrian</dc:title>
    <meta:creation-date>2011-05-12T01:07:00</meta:creation-date>
    <dc:date>2016-08-04T06:34:04.158000000</dc:date>
    <meta:editing-cycles>24</meta:editing-cycles>
    <meta:editing-duration>PT47M40S</meta:editing-duration>
    <meta:generator>LibreOffice/5.1.4.2$Windows_X86_64 LibreOffice_project/f99d75f39f1c57ebdd7ffc5f42867c12031db97a</meta:generator>
    <dc:creator>Hendra Anggrian</dc:creator>
    <meta:document-statistic meta:table-count="0" meta:image-count="5" meta:object-count="0" meta:page-count="1" meta:paragraph-count="28" meta:word-count="149" meta:character-count="1014" meta:non-whitespace-character-count="860"/>
  </office:meta>
</office:document-meta>
</file>